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74b" officeooo:paragraph-rsid="001d474b"/>
    </style:style>
    <style:style style:name="P2" style:family="paragraph" style:parent-style-name="Standard">
      <style:text-properties officeooo:rsid="001e1c87" officeooo:paragraph-rsid="001e1c87"/>
    </style:style>
    <style:style style:name="P3" style:family="paragraph" style:parent-style-name="Standard">
      <style:text-properties officeooo:rsid="001ffe9b" officeooo:paragraph-rsid="001ffe9b"/>
    </style:style>
    <style:style style:name="P4" style:family="paragraph" style:parent-style-name="Standard">
      <style:text-properties officeooo:rsid="0020cf77" officeooo:paragraph-rsid="0020cf77"/>
    </style:style>
    <style:style style:name="P5" style:family="paragraph" style:parent-style-name="Standard">
      <style:text-properties officeooo:rsid="0021424c" officeooo:paragraph-rsid="0021424c"/>
    </style:style>
    <style:style style:name="P6" style:family="paragraph" style:parent-style-name="Standard">
      <style:text-properties officeooo:rsid="00236bd6" officeooo:paragraph-rsid="00236bd6"/>
    </style:style>
    <style:style style:name="P7" style:family="paragraph" style:parent-style-name="Standard">
      <style:text-properties officeooo:rsid="00242ec1" officeooo:paragraph-rsid="00242ec1"/>
    </style:style>
    <style:style style:name="P8" style:family="paragraph" style:parent-style-name="Standard">
      <style:text-properties officeooo:rsid="0024b47f" officeooo:paragraph-rsid="0024b47f"/>
    </style:style>
    <style:style style:name="P9" style:family="paragraph" style:parent-style-name="Standard">
      <style:text-properties officeooo:rsid="0026936f" officeooo:paragraph-rsid="0026936f"/>
    </style:style>
    <style:style style:name="P10" style:family="paragraph" style:parent-style-name="Standard">
      <style:text-properties officeooo:rsid="0027f580" officeooo:paragraph-rsid="0027f580"/>
    </style:style>
    <style:style style:name="P11" style:family="paragraph" style:parent-style-name="Standard">
      <style:text-properties officeooo:rsid="002896d6" officeooo:paragraph-rsid="002896d6"/>
    </style:style>
    <style:style style:name="P12" style:family="paragraph" style:parent-style-name="Standard">
      <style:text-properties officeooo:rsid="002947e1" officeooo:paragraph-rsid="002947e1"/>
    </style:style>
    <style:style style:name="P13" style:family="paragraph" style:parent-style-name="Standard">
      <style:text-properties officeooo:rsid="002abaaf" officeooo:paragraph-rsid="002abaaf"/>
    </style:style>
    <style:style style:name="P14" style:family="paragraph" style:parent-style-name="Standard">
      <style:text-properties officeooo:rsid="002b2cd3" officeooo:paragraph-rsid="002b2cd3"/>
    </style:style>
    <style:style style:name="P15" style:family="paragraph" style:parent-style-name="Standard">
      <style:text-properties officeooo:rsid="002be684" officeooo:paragraph-rsid="002be684"/>
    </style:style>
    <style:style style:name="P16" style:family="paragraph" style:parent-style-name="Standard">
      <style:text-properties officeooo:rsid="002cd60c" officeooo:paragraph-rsid="002cd60c"/>
    </style:style>
    <style:style style:name="P17" style:family="paragraph" style:parent-style-name="Standard">
      <style:text-properties officeooo:rsid="002d74fb" officeooo:paragraph-rsid="002d74fb"/>
    </style:style>
    <style:style style:name="P18" style:family="paragraph" style:parent-style-name="Standard">
      <style:text-properties officeooo:rsid="00330c60" officeooo:paragraph-rsid="00330c60"/>
    </style:style>
    <style:style style:name="P19" style:family="paragraph" style:parent-style-name="Standard">
      <style:text-properties officeooo:rsid="003f2d92" officeooo:paragraph-rsid="003f2d92"/>
    </style:style>
    <style:style style:name="P20" style:family="paragraph" style:parent-style-name="Standard">
      <style:text-properties officeooo:rsid="0041c575" officeooo:paragraph-rsid="0041c575"/>
    </style:style>
    <style:style style:name="P21" style:family="paragraph" style:parent-style-name="Standard">
      <style:text-properties officeooo:rsid="0043345d" officeooo:paragraph-rsid="0043345d"/>
    </style:style>
    <style:style style:name="P22" style:family="paragraph" style:parent-style-name="Standard">
      <style:text-properties officeooo:rsid="0045dbd6" officeooo:paragraph-rsid="0045dbd6"/>
    </style:style>
    <style:style style:name="P23" style:family="paragraph" style:parent-style-name="Standard">
      <style:text-properties officeooo:rsid="0046d001" officeooo:paragraph-rsid="0046d001"/>
    </style:style>
    <style:style style:name="P24" style:family="paragraph" style:parent-style-name="Standard">
      <style:text-properties officeooo:rsid="0048c133" officeooo:paragraph-rsid="0048c133"/>
    </style:style>
    <style:style style:name="P25" style:family="paragraph" style:parent-style-name="Standard">
      <style:text-properties officeooo:rsid="0049df48" officeooo:paragraph-rsid="0049df48"/>
    </style:style>
    <style:style style:name="P26" style:family="paragraph" style:parent-style-name="Standard">
      <style:text-properties officeooo:rsid="004b11c6" officeooo:paragraph-rsid="004b11c6"/>
    </style:style>
    <style:style style:name="P27" style:family="paragraph" style:parent-style-name="Standard">
      <style:text-properties officeooo:rsid="004ccaa1" officeooo:paragraph-rsid="004ccaa1"/>
    </style:style>
    <style:style style:name="P28" style:family="paragraph" style:parent-style-name="Standard">
      <style:text-properties officeooo:rsid="004dc204" officeooo:paragraph-rsid="004dc204"/>
    </style:style>
    <style:style style:name="P29" style:family="paragraph" style:parent-style-name="Standard">
      <style:text-properties officeooo:rsid="004e6207" officeooo:paragraph-rsid="004e6207"/>
    </style:style>
    <style:style style:name="P30" style:family="paragraph" style:parent-style-name="Standard">
      <style:text-properties officeooo:rsid="004fd724" officeooo:paragraph-rsid="004fd724"/>
    </style:style>
    <style:style style:name="P31" style:family="paragraph" style:parent-style-name="Standard">
      <style:text-properties officeooo:rsid="00517756" officeooo:paragraph-rsid="00517756"/>
    </style:style>
    <style:style style:name="P32" style:family="paragraph" style:parent-style-name="Standard">
      <style:text-properties officeooo:rsid="0051954f" officeooo:paragraph-rsid="0051954f"/>
    </style:style>
    <style:style style:name="P33" style:family="paragraph" style:parent-style-name="Standard">
      <style:text-properties officeooo:rsid="0052836c" officeooo:paragraph-rsid="0052836c"/>
    </style:style>
    <style:style style:name="P34" style:family="paragraph" style:parent-style-name="Standard">
      <style:text-properties officeooo:rsid="0053eb23" officeooo:paragraph-rsid="0053eb23"/>
    </style:style>
    <style:style style:name="P35" style:family="paragraph" style:parent-style-name="Standard">
      <style:text-properties officeooo:rsid="005441e8" officeooo:paragraph-rsid="005441e8"/>
    </style:style>
    <style:style style:name="P36" style:family="paragraph" style:parent-style-name="Standard">
      <style:text-properties officeooo:rsid="005608fa" officeooo:paragraph-rsid="005608fa"/>
    </style:style>
    <style:style style:name="P37" style:family="paragraph" style:parent-style-name="Standard">
      <style:text-properties officeooo:rsid="0057b9a7" officeooo:paragraph-rsid="0057b9a7"/>
    </style:style>
    <style:style style:name="P38" style:family="paragraph" style:parent-style-name="Standard">
      <style:text-properties officeooo:rsid="0058e94c" officeooo:paragraph-rsid="0058e94c"/>
    </style:style>
    <style:style style:name="P39" style:family="paragraph" style:parent-style-name="Standard">
      <style:text-properties officeooo:rsid="005ab12b" officeooo:paragraph-rsid="005ab12b"/>
    </style:style>
    <style:style style:name="P40" style:family="paragraph" style:parent-style-name="Standard">
      <style:text-properties officeooo:rsid="005ba1b3" officeooo:paragraph-rsid="005ba1b3"/>
    </style:style>
    <style:style style:name="P41" style:family="paragraph" style:parent-style-name="Standard">
      <style:text-properties officeooo:rsid="005e1435" officeooo:paragraph-rsid="005e1435"/>
    </style:style>
    <style:style style:name="P42" style:family="paragraph" style:parent-style-name="Standard">
      <style:text-properties officeooo:rsid="005f731e" officeooo:paragraph-rsid="006089a4"/>
    </style:style>
    <style:style style:name="P43" style:family="paragraph" style:parent-style-name="Standard">
      <style:text-properties officeooo:rsid="0061e1e5" officeooo:paragraph-rsid="0061e1e5"/>
    </style:style>
    <style:style style:name="P44" style:family="paragraph" style:parent-style-name="Standard">
      <style:text-properties officeooo:rsid="00620863" officeooo:paragraph-rsid="00620863"/>
    </style:style>
    <style:style style:name="P45" style:family="paragraph" style:parent-style-name="Standard">
      <style:text-properties officeooo:rsid="006393b5" officeooo:paragraph-rsid="006393b5"/>
    </style:style>
    <style:style style:name="P46" style:family="paragraph" style:parent-style-name="Standard">
      <style:text-properties officeooo:rsid="006585dd" officeooo:paragraph-rsid="006585dd"/>
    </style:style>
    <style:style style:name="P47" style:family="paragraph" style:parent-style-name="Standard">
      <style:text-properties officeooo:rsid="00665825" officeooo:paragraph-rsid="00665825"/>
    </style:style>
    <style:style style:name="P48" style:family="paragraph" style:parent-style-name="Standard">
      <style:text-properties officeooo:rsid="00666aca" officeooo:paragraph-rsid="00666aca"/>
    </style:style>
    <style:style style:name="P49" style:family="paragraph" style:parent-style-name="Standard">
      <style:text-properties officeooo:rsid="0066d302" officeooo:paragraph-rsid="0066d302"/>
    </style:style>
    <style:style style:name="P50" style:family="paragraph" style:parent-style-name="Standard">
      <style:text-properties officeooo:rsid="006a6a92" officeooo:paragraph-rsid="006a6a92"/>
    </style:style>
    <style:style style:name="P51" style:family="paragraph" style:parent-style-name="Standard">
      <style:text-properties officeooo:rsid="006b4267" officeooo:paragraph-rsid="006b4267"/>
    </style:style>
    <style:style style:name="P52" style:family="paragraph" style:parent-style-name="Standard">
      <style:text-properties officeooo:rsid="006cf9c6" officeooo:paragraph-rsid="006cf9c6"/>
    </style:style>
    <style:style style:name="P53" style:family="paragraph" style:parent-style-name="Standard">
      <style:text-properties officeooo:rsid="006f9212" officeooo:paragraph-rsid="006f9212"/>
    </style:style>
    <style:style style:name="P54" style:family="paragraph" style:parent-style-name="Standard">
      <style:text-properties officeooo:rsid="00714513" officeooo:paragraph-rsid="00714513"/>
    </style:style>
    <style:style style:name="P55" style:family="paragraph" style:parent-style-name="Standard">
      <style:text-properties officeooo:rsid="007313a5" officeooo:paragraph-rsid="007313a5"/>
    </style:style>
    <style:style style:name="P56" style:family="paragraph" style:parent-style-name="Standard">
      <style:text-properties officeooo:rsid="00745156" officeooo:paragraph-rsid="00745156"/>
    </style:style>
    <style:style style:name="P57" style:family="paragraph" style:parent-style-name="Standard">
      <style:text-properties officeooo:rsid="0075f9f6" officeooo:paragraph-rsid="0075f9f6"/>
    </style:style>
    <style:style style:name="P58" style:family="paragraph" style:parent-style-name="Standard">
      <style:text-properties officeooo:rsid="0077bff1" officeooo:paragraph-rsid="0077bff1"/>
    </style:style>
    <style:style style:name="P59" style:family="paragraph" style:parent-style-name="Standard">
      <style:text-properties officeooo:rsid="007925f7" officeooo:paragraph-rsid="007925f7"/>
    </style:style>
    <style:style style:name="P60" style:family="paragraph" style:parent-style-name="Standard">
      <style:text-properties officeooo:rsid="00794975" officeooo:paragraph-rsid="00794975"/>
    </style:style>
    <style:style style:name="P61" style:family="paragraph" style:parent-style-name="Standard">
      <style:text-properties officeooo:rsid="007a58a6" officeooo:paragraph-rsid="007a58a6"/>
    </style:style>
    <style:style style:name="P62" style:family="paragraph" style:parent-style-name="Standard">
      <style:text-properties officeooo:rsid="007bd1f5" officeooo:paragraph-rsid="007bd1f5"/>
    </style:style>
    <style:style style:name="P63" style:family="paragraph" style:parent-style-name="Standard">
      <style:text-properties officeooo:rsid="007c502d" officeooo:paragraph-rsid="007c502d"/>
    </style:style>
    <style:style style:name="P64" style:family="paragraph" style:parent-style-name="Standard">
      <style:text-properties officeooo:rsid="007dc0a1" officeooo:paragraph-rsid="007dc0a1"/>
    </style:style>
    <style:style style:name="P65" style:family="paragraph" style:parent-style-name="Standard">
      <style:text-properties officeooo:rsid="007f7044" officeooo:paragraph-rsid="007f7044"/>
    </style:style>
    <style:style style:name="P66" style:family="paragraph" style:parent-style-name="Standard">
      <style:text-properties officeooo:rsid="0080c199" officeooo:paragraph-rsid="0080c199"/>
    </style:style>
    <style:style style:name="P67" style:family="paragraph" style:parent-style-name="Standard">
      <style:text-properties officeooo:rsid="00810161" officeooo:paragraph-rsid="00810161"/>
    </style:style>
    <style:style style:name="P68" style:family="paragraph" style:parent-style-name="Standard">
      <style:text-properties officeooo:rsid="00825b1a" officeooo:paragraph-rsid="00825b1a"/>
    </style:style>
    <style:style style:name="P69" style:family="paragraph" style:parent-style-name="Standard">
      <style:text-properties officeooo:rsid="00844804" officeooo:paragraph-rsid="00844804"/>
    </style:style>
    <style:style style:name="P70" style:family="paragraph" style:parent-style-name="Standard">
      <style:text-properties officeooo:rsid="00844e41" officeooo:paragraph-rsid="00844e41"/>
    </style:style>
    <style:style style:name="P71" style:family="paragraph" style:parent-style-name="Standard">
      <style:text-properties officeooo:rsid="00855f30" officeooo:paragraph-rsid="00855f30"/>
    </style:style>
    <style:style style:name="P72" style:family="paragraph" style:parent-style-name="Standard">
      <style:text-properties officeooo:rsid="00858b38" officeooo:paragraph-rsid="00858b38"/>
    </style:style>
    <style:style style:name="P73" style:family="paragraph" style:parent-style-name="Standard">
      <style:text-properties officeooo:rsid="00863c04" officeooo:paragraph-rsid="00863c04"/>
    </style:style>
    <style:style style:name="P74" style:family="paragraph" style:parent-style-name="Standard">
      <style:text-properties officeooo:rsid="0086d115" officeooo:paragraph-rsid="0086d115"/>
    </style:style>
    <style:style style:name="P75" style:family="paragraph" style:parent-style-name="Standard">
      <style:text-properties officeooo:rsid="00888f61" officeooo:paragraph-rsid="00888f61"/>
    </style:style>
    <style:style style:name="P76" style:family="paragraph" style:parent-style-name="Standard">
      <style:text-properties officeooo:rsid="008908b4" officeooo:paragraph-rsid="008908b4"/>
    </style:style>
    <style:style style:name="P77" style:family="paragraph" style:parent-style-name="Standard">
      <style:text-properties officeooo:rsid="00894adb" officeooo:paragraph-rsid="00894adb"/>
    </style:style>
    <style:style style:name="P78" style:family="paragraph" style:parent-style-name="Standard">
      <style:text-properties officeooo:rsid="0089e075" officeooo:paragraph-rsid="0089e075"/>
    </style:style>
    <style:style style:name="P79" style:family="paragraph" style:parent-style-name="Standard">
      <style:text-properties officeooo:rsid="008b8429" officeooo:paragraph-rsid="008b8429"/>
    </style:style>
    <style:style style:name="P80" style:family="paragraph" style:parent-style-name="Standard">
      <style:text-properties officeooo:rsid="008c7424" officeooo:paragraph-rsid="008c7424"/>
    </style:style>
    <style:style style:name="P81" style:family="paragraph" style:parent-style-name="Standard">
      <style:text-properties officeooo:rsid="0090c9d2" officeooo:paragraph-rsid="0090c9d2"/>
    </style:style>
    <style:style style:name="P82" style:family="paragraph" style:parent-style-name="Standard">
      <style:text-properties officeooo:rsid="0092b787" officeooo:paragraph-rsid="0092b787"/>
    </style:style>
    <style:style style:name="P83" style:family="paragraph" style:parent-style-name="Standard">
      <style:text-properties officeooo:rsid="0095c304" officeooo:paragraph-rsid="0095c304"/>
    </style:style>
    <style:style style:name="P84" style:family="paragraph" style:parent-style-name="Standard">
      <style:text-properties officeooo:rsid="0096cf57" officeooo:paragraph-rsid="0096cf57"/>
    </style:style>
    <style:style style:name="P85" style:family="paragraph" style:parent-style-name="Standard">
      <style:text-properties officeooo:rsid="009b6759" officeooo:paragraph-rsid="009b6759"/>
    </style:style>
    <style:style style:name="P86" style:family="paragraph" style:parent-style-name="Standard">
      <style:text-properties officeooo:rsid="009f376a" officeooo:paragraph-rsid="009f376a"/>
    </style:style>
    <style:style style:name="P87" style:family="paragraph" style:parent-style-name="Standard">
      <style:text-properties officeooo:rsid="00a31c32" officeooo:paragraph-rsid="00a31c32"/>
    </style:style>
    <style:style style:name="P88" style:family="paragraph" style:parent-style-name="Standard">
      <style:text-properties officeooo:rsid="00a4cd83" officeooo:paragraph-rsid="00a4cd83"/>
    </style:style>
    <style:style style:name="P89" style:family="paragraph" style:parent-style-name="Standard">
      <style:text-properties officeooo:rsid="00a9c084" officeooo:paragraph-rsid="00a9c084"/>
    </style:style>
    <style:style style:name="P90" style:family="paragraph" style:parent-style-name="Standard">
      <style:text-properties officeooo:rsid="00aa35ef" officeooo:paragraph-rsid="00aa35ef"/>
    </style:style>
    <style:style style:name="P91" style:family="paragraph" style:parent-style-name="Standard">
      <style:text-properties officeooo:rsid="00ab40ce" officeooo:paragraph-rsid="00ab40ce"/>
    </style:style>
    <style:style style:name="P92" style:family="paragraph" style:parent-style-name="Standard">
      <style:text-properties officeooo:rsid="00acf257" officeooo:paragraph-rsid="00acf257"/>
    </style:style>
    <style:style style:name="P93" style:family="paragraph" style:parent-style-name="Standard">
      <style:text-properties officeooo:rsid="00ae8f6f" officeooo:paragraph-rsid="00ae8f6f"/>
    </style:style>
    <style:style style:name="P94" style:family="paragraph" style:parent-style-name="Standard">
      <style:text-properties officeooo:rsid="00afba67" officeooo:paragraph-rsid="00afba67"/>
    </style:style>
    <style:style style:name="P95" style:family="paragraph" style:parent-style-name="Standard">
      <style:text-properties officeooo:rsid="00b2893f" officeooo:paragraph-rsid="00b2893f"/>
    </style:style>
    <style:style style:name="P96" style:family="paragraph" style:parent-style-name="Standard">
      <style:text-properties officeooo:rsid="00b7a024" officeooo:paragraph-rsid="00b7a024"/>
    </style:style>
    <style:style style:name="P97" style:family="paragraph" style:parent-style-name="Standard">
      <style:text-properties officeooo:rsid="00c0a14f" officeooo:paragraph-rsid="00c0a14f"/>
    </style:style>
    <style:style style:name="P98" style:family="paragraph" style:parent-style-name="Standard">
      <style:text-properties officeooo:rsid="00c1b7e1" officeooo:paragraph-rsid="00c1b7e1"/>
    </style:style>
    <style:style style:name="P99" style:family="paragraph" style:parent-style-name="Standard">
      <style:text-properties officeooo:rsid="00c32dd6" officeooo:paragraph-rsid="00c32dd6"/>
    </style:style>
    <style:style style:name="P100" style:family="paragraph" style:parent-style-name="Standard">
      <style:text-properties officeooo:rsid="00c4098e" officeooo:paragraph-rsid="00c4098e"/>
    </style:style>
    <style:style style:name="P101" style:family="paragraph" style:parent-style-name="Standard">
      <style:text-properties officeooo:rsid="00c58d9f" officeooo:paragraph-rsid="00c58d9f"/>
    </style:style>
    <style:style style:name="P102" style:family="paragraph" style:parent-style-name="Standard">
      <style:text-properties officeooo:rsid="00c8936a" officeooo:paragraph-rsid="00c8936a"/>
    </style:style>
    <style:style style:name="P103" style:family="paragraph" style:parent-style-name="Standard">
      <style:text-properties officeooo:rsid="00c9d9e2" officeooo:paragraph-rsid="00c9d9e2"/>
    </style:style>
    <style:style style:name="P104" style:family="paragraph" style:parent-style-name="Standard">
      <style:text-properties officeooo:rsid="00ca8e9d" officeooo:paragraph-rsid="00ca8e9d"/>
    </style:style>
    <style:style style:name="P105" style:family="paragraph" style:parent-style-name="Standard">
      <style:text-properties officeooo:rsid="00cd7c13" officeooo:paragraph-rsid="00cd7c13"/>
    </style:style>
    <style:style style:name="P106" style:family="paragraph" style:parent-style-name="Standard">
      <style:text-properties officeooo:rsid="00cf743a" officeooo:paragraph-rsid="00cf743a"/>
    </style:style>
    <style:style style:name="P107" style:family="paragraph" style:parent-style-name="Standard">
      <style:text-properties officeooo:rsid="00d2a527" officeooo:paragraph-rsid="00d2a527"/>
    </style:style>
    <style:style style:name="P108" style:family="paragraph" style:parent-style-name="Standard">
      <style:text-properties officeooo:rsid="00d3095d" officeooo:paragraph-rsid="00d3095d"/>
    </style:style>
    <style:style style:name="P109" style:family="paragraph" style:parent-style-name="Standard">
      <style:text-properties officeooo:rsid="00d3b314" officeooo:paragraph-rsid="00d3b314"/>
    </style:style>
    <style:style style:name="P110" style:family="paragraph" style:parent-style-name="Standard">
      <style:text-properties officeooo:rsid="00d603fc" officeooo:paragraph-rsid="00d603fc"/>
    </style:style>
    <style:style style:name="P111" style:family="paragraph" style:parent-style-name="Standard">
      <style:text-properties officeooo:rsid="00d6ca8d" officeooo:paragraph-rsid="00d6ca8d"/>
    </style:style>
    <style:style style:name="P112" style:family="paragraph" style:parent-style-name="Standard">
      <style:text-properties officeooo:rsid="00d830e2" officeooo:paragraph-rsid="00d830e2"/>
    </style:style>
    <style:style style:name="P113" style:family="paragraph" style:parent-style-name="Standard">
      <style:text-properties officeooo:rsid="00d91194" officeooo:paragraph-rsid="00d91194"/>
    </style:style>
    <style:style style:name="P114" style:family="paragraph" style:parent-style-name="Standard">
      <style:text-properties officeooo:rsid="00d94305" officeooo:paragraph-rsid="00d94305"/>
    </style:style>
    <style:style style:name="P115" style:family="paragraph" style:parent-style-name="Standard">
      <style:text-properties officeooo:rsid="00da8329" officeooo:paragraph-rsid="00da8329"/>
    </style:style>
    <style:style style:name="P116" style:family="paragraph" style:parent-style-name="Standard">
      <style:text-properties officeooo:rsid="00dd9e1d" officeooo:paragraph-rsid="00dd9e1d"/>
    </style:style>
    <style:style style:name="P117" style:family="paragraph" style:parent-style-name="Standard">
      <style:text-properties officeooo:rsid="00dfa31f" officeooo:paragraph-rsid="00dfa31f"/>
    </style:style>
    <style:style style:name="P118" style:family="paragraph" style:parent-style-name="Standard">
      <style:text-properties officeooo:rsid="00e05a72" officeooo:paragraph-rsid="00e05a72"/>
    </style:style>
    <style:style style:name="P119" style:family="paragraph" style:parent-style-name="Standard">
      <style:text-properties officeooo:rsid="00e2b378" officeooo:paragraph-rsid="00e2b378"/>
    </style:style>
    <style:style style:name="P120" style:family="paragraph" style:parent-style-name="Standard">
      <style:text-properties officeooo:rsid="00e72eb7" officeooo:paragraph-rsid="00e72eb7"/>
    </style:style>
    <style:style style:name="P121" style:family="paragraph" style:parent-style-name="Standard">
      <style:text-properties officeooo:rsid="00eb344c" officeooo:paragraph-rsid="00eb344c"/>
    </style:style>
    <style:style style:name="P122" style:family="paragraph" style:parent-style-name="Standard">
      <style:text-properties officeooo:rsid="00edf779" officeooo:paragraph-rsid="00edf779"/>
    </style:style>
    <style:style style:name="P123" style:family="paragraph" style:parent-style-name="Standard">
      <style:text-properties officeooo:rsid="00f06be7" officeooo:paragraph-rsid="00f06be7"/>
    </style:style>
    <style:style style:name="P124" style:family="paragraph" style:parent-style-name="Standard">
      <style:text-properties officeooo:rsid="00f1af76" officeooo:paragraph-rsid="00f1af76"/>
    </style:style>
    <style:style style:name="P125" style:family="paragraph" style:parent-style-name="Standard">
      <style:text-properties officeooo:paragraph-rsid="00f1af76"/>
    </style:style>
    <style:style style:name="P126" style:family="paragraph" style:parent-style-name="Standard">
      <style:text-properties officeooo:paragraph-rsid="00f34254"/>
    </style:style>
    <style:style style:name="P127" style:family="paragraph" style:parent-style-name="Standard">
      <style:text-properties officeooo:paragraph-rsid="00f4c542"/>
    </style:style>
    <style:style style:name="P128" style:family="paragraph" style:parent-style-name="Standard">
      <style:text-properties officeooo:paragraph-rsid="00f800b0"/>
    </style:style>
    <style:style style:name="P129" style:family="paragraph" style:parent-style-name="Standard">
      <style:text-properties officeooo:paragraph-rsid="00f94b7e"/>
    </style:style>
    <style:style style:name="P130" style:family="paragraph" style:parent-style-name="Standard">
      <style:text-properties officeooo:paragraph-rsid="00fa6b1a"/>
    </style:style>
    <style:style style:name="P131" style:family="paragraph" style:parent-style-name="Standard">
      <style:text-properties officeooo:paragraph-rsid="00fd4f0c"/>
    </style:style>
    <style:style style:name="P132" style:family="paragraph" style:parent-style-name="Standard">
      <style:text-properties officeooo:rsid="00fe31b1" officeooo:paragraph-rsid="00fe31b1"/>
    </style:style>
    <style:style style:name="P133" style:family="paragraph" style:parent-style-name="Standard">
      <style:text-properties officeooo:rsid="010020df" officeooo:paragraph-rsid="010020df"/>
    </style:style>
    <style:style style:name="P134" style:family="paragraph" style:parent-style-name="Standard">
      <style:text-properties officeooo:rsid="010220d4" officeooo:paragraph-rsid="010220d4"/>
    </style:style>
    <style:style style:name="P135" style:family="paragraph" style:parent-style-name="Standard">
      <style:text-properties officeooo:rsid="0105923e" officeooo:paragraph-rsid="0105923e"/>
    </style:style>
    <style:style style:name="P136" style:family="paragraph" style:parent-style-name="Standard">
      <style:text-properties officeooo:rsid="0107340f" officeooo:paragraph-rsid="0107340f"/>
    </style:style>
    <style:style style:name="P137" style:family="paragraph" style:parent-style-name="Standard">
      <style:text-properties officeooo:rsid="0108523b" officeooo:paragraph-rsid="0108523b"/>
    </style:style>
    <style:style style:name="P138" style:family="paragraph" style:parent-style-name="Standard">
      <style:text-properties officeooo:rsid="0109f451" officeooo:paragraph-rsid="0109f451"/>
    </style:style>
    <style:style style:name="P139" style:family="paragraph" style:parent-style-name="Standard">
      <style:text-properties officeooo:rsid="010be4e1" officeooo:paragraph-rsid="010be4e1"/>
    </style:style>
    <style:style style:name="P140" style:family="paragraph" style:parent-style-name="Standard">
      <style:text-properties officeooo:rsid="010e9337" officeooo:paragraph-rsid="010e9337"/>
    </style:style>
    <style:style style:name="P141" style:family="paragraph" style:parent-style-name="Standard">
      <style:text-properties officeooo:rsid="010f37c9" officeooo:paragraph-rsid="010f37c9"/>
    </style:style>
    <style:style style:name="P142" style:family="paragraph" style:parent-style-name="Standard">
      <style:text-properties officeooo:rsid="010ff972" officeooo:paragraph-rsid="010ff972"/>
    </style:style>
    <style:style style:name="P143" style:family="paragraph" style:parent-style-name="Standard">
      <style:text-properties officeooo:rsid="0111a02b" officeooo:paragraph-rsid="0111a02b"/>
    </style:style>
    <style:style style:name="P144" style:family="paragraph" style:parent-style-name="Standard">
      <style:text-properties officeooo:rsid="01137b24" officeooo:paragraph-rsid="01137b24"/>
    </style:style>
    <style:style style:name="P145" style:family="paragraph" style:parent-style-name="Standard">
      <style:text-properties officeooo:rsid="011538d0" officeooo:paragraph-rsid="011538d0"/>
    </style:style>
    <style:style style:name="P146" style:family="paragraph" style:parent-style-name="Standard">
      <style:text-properties officeooo:rsid="0117be6c" officeooo:paragraph-rsid="0117be6c"/>
    </style:style>
    <style:style style:name="P147" style:family="paragraph" style:parent-style-name="Standard">
      <style:text-properties officeooo:rsid="011a0a09" officeooo:paragraph-rsid="011a0a09"/>
    </style:style>
    <style:style style:name="P148" style:family="paragraph" style:parent-style-name="Standard">
      <style:text-properties officeooo:rsid="0124525f" officeooo:paragraph-rsid="0124525f"/>
    </style:style>
    <style:style style:name="P149" style:family="paragraph" style:parent-style-name="Standard">
      <style:text-properties officeooo:rsid="0126a858" officeooo:paragraph-rsid="0126a858"/>
    </style:style>
    <style:style style:name="P150" style:family="paragraph" style:parent-style-name="Standard">
      <style:text-properties officeooo:rsid="0128980f" officeooo:paragraph-rsid="0128980f"/>
    </style:style>
    <style:style style:name="P151" style:family="paragraph" style:parent-style-name="Standard">
      <style:text-properties officeooo:rsid="012a3de0" officeooo:paragraph-rsid="012a3de0"/>
    </style:style>
    <style:style style:name="P152" style:family="paragraph" style:parent-style-name="Standard">
      <style:text-properties officeooo:rsid="012d20e6" officeooo:paragraph-rsid="012d20e6"/>
    </style:style>
    <style:style style:name="P153" style:family="paragraph" style:parent-style-name="Standard">
      <style:text-properties officeooo:rsid="01303e91" officeooo:paragraph-rsid="01303e91"/>
    </style:style>
    <style:style style:name="P154" style:family="paragraph" style:parent-style-name="Standard">
      <style:text-properties officeooo:rsid="0131eef4" officeooo:paragraph-rsid="0131eef4"/>
    </style:style>
    <style:style style:name="P155" style:family="paragraph" style:parent-style-name="Standard">
      <style:text-properties officeooo:rsid="0132d2da" officeooo:paragraph-rsid="0132d2da"/>
    </style:style>
    <style:style style:name="P156" style:family="paragraph" style:parent-style-name="Standard">
      <style:text-properties officeooo:rsid="0137f7bb" officeooo:paragraph-rsid="0137f7bb"/>
    </style:style>
    <style:style style:name="P157" style:family="paragraph" style:parent-style-name="Standard">
      <style:text-properties officeooo:rsid="013810a2" officeooo:paragraph-rsid="013810a2"/>
    </style:style>
    <style:style style:name="P158" style:family="paragraph" style:parent-style-name="Standard">
      <style:text-properties officeooo:rsid="01395c9d" officeooo:paragraph-rsid="01395c9d"/>
    </style:style>
    <style:style style:name="P159" style:family="paragraph" style:parent-style-name="Standard">
      <style:text-properties officeooo:rsid="013c97ac" officeooo:paragraph-rsid="013c97ac"/>
    </style:style>
    <style:style style:name="P160" style:family="paragraph" style:parent-style-name="Standard">
      <style:text-properties officeooo:rsid="013e0c3a" officeooo:paragraph-rsid="013e0c3a"/>
    </style:style>
    <style:style style:name="P161" style:family="paragraph" style:parent-style-name="Standard">
      <style:text-properties officeooo:rsid="01407665" officeooo:paragraph-rsid="01407665"/>
    </style:style>
    <style:style style:name="P162" style:family="paragraph" style:parent-style-name="Standard">
      <style:text-properties officeooo:rsid="0142460b" officeooo:paragraph-rsid="0142460b"/>
    </style:style>
    <style:style style:name="P163" style:family="paragraph" style:parent-style-name="Standard">
      <style:text-properties officeooo:rsid="0143bd35" officeooo:paragraph-rsid="0143bd35"/>
    </style:style>
    <style:style style:name="P164" style:family="paragraph" style:parent-style-name="Standard">
      <style:text-properties officeooo:rsid="014426d7" officeooo:paragraph-rsid="014426d7"/>
    </style:style>
    <style:style style:name="P165" style:family="paragraph" style:parent-style-name="Standard">
      <style:text-properties officeooo:rsid="014b69c3" officeooo:paragraph-rsid="014b69c3"/>
    </style:style>
    <style:style style:name="P166" style:family="paragraph" style:parent-style-name="Standard">
      <style:text-properties officeooo:rsid="014bdf26" officeooo:paragraph-rsid="014bdf26"/>
    </style:style>
    <style:style style:name="P167" style:family="paragraph" style:parent-style-name="Standard">
      <style:text-properties officeooo:rsid="014db002" officeooo:paragraph-rsid="014db002"/>
    </style:style>
    <style:style style:name="P168" style:family="paragraph" style:parent-style-name="Standard">
      <style:text-properties officeooo:rsid="014f9deb" officeooo:paragraph-rsid="014f9deb"/>
    </style:style>
    <style:style style:name="P169" style:family="paragraph" style:parent-style-name="Standard">
      <style:text-properties officeooo:rsid="01536645" officeooo:paragraph-rsid="01536645"/>
    </style:style>
    <style:style style:name="P170" style:family="paragraph" style:parent-style-name="Standard">
      <style:text-properties officeooo:rsid="015ab09c" officeooo:paragraph-rsid="015ab09c"/>
    </style:style>
    <style:style style:name="P171" style:family="paragraph" style:parent-style-name="Standard">
      <style:text-properties officeooo:rsid="015de5a5" officeooo:paragraph-rsid="015de5a5"/>
    </style:style>
    <style:style style:name="P172" style:family="paragraph" style:parent-style-name="Standard">
      <style:text-properties officeooo:rsid="015ecaf3" officeooo:paragraph-rsid="015ecaf3"/>
    </style:style>
    <style:style style:name="T1" style:family="text">
      <style:text-properties officeooo:rsid="0020cf77"/>
    </style:style>
    <style:style style:name="T2" style:family="text">
      <style:text-properties officeooo:rsid="0022515f"/>
    </style:style>
    <style:style style:name="T3" style:family="text">
      <style:text-properties officeooo:rsid="002ce941"/>
    </style:style>
    <style:style style:name="T4" style:family="text">
      <style:text-properties officeooo:rsid="002f335f"/>
    </style:style>
    <style:style style:name="T5" style:family="text">
      <style:text-properties officeooo:rsid="0038bc17"/>
    </style:style>
    <style:style style:name="T6" style:family="text">
      <style:text-properties officeooo:rsid="005c49f5"/>
    </style:style>
    <style:style style:name="T7" style:family="text">
      <style:text-properties officeooo:rsid="005e3a67"/>
    </style:style>
    <style:style style:name="T8" style:family="text">
      <style:text-properties officeooo:rsid="006088b0"/>
    </style:style>
    <style:style style:name="T9" style:family="text">
      <style:text-properties officeooo:rsid="006648f7"/>
    </style:style>
    <style:style style:name="T10" style:family="text">
      <style:text-properties officeooo:rsid="006a6a92"/>
    </style:style>
    <style:style style:name="T11" style:family="text">
      <style:text-properties officeooo:rsid="006bcde7"/>
    </style:style>
    <style:style style:name="T12" style:family="text">
      <style:text-properties officeooo:rsid="006e14f2"/>
    </style:style>
    <style:style style:name="T13" style:family="text">
      <style:text-properties officeooo:rsid="006fafae"/>
    </style:style>
    <style:style style:name="T14" style:family="text">
      <style:text-properties officeooo:rsid="0072d620"/>
    </style:style>
    <style:style style:name="T15" style:family="text">
      <style:text-properties officeooo:rsid="007764c2"/>
    </style:style>
    <style:style style:name="T16" style:family="text">
      <style:text-properties officeooo:rsid="007839a2"/>
    </style:style>
    <style:style style:name="T17" style:family="text">
      <style:text-properties officeooo:rsid="007ca5d1"/>
    </style:style>
    <style:style style:name="T18" style:family="text">
      <style:text-properties officeooo:rsid="008b038e"/>
    </style:style>
    <style:style style:name="T19" style:family="text">
      <style:text-properties officeooo:rsid="00941518"/>
    </style:style>
    <style:style style:name="T20" style:family="text">
      <style:text-properties officeooo:rsid="0099104f"/>
    </style:style>
    <style:style style:name="T21" style:family="text">
      <style:text-properties officeooo:rsid="009dba00"/>
    </style:style>
    <style:style style:name="T22" style:family="text">
      <style:text-properties officeooo:rsid="00a0896e"/>
    </style:style>
    <style:style style:name="T23" style:family="text">
      <style:text-properties officeooo:rsid="00a6acb9"/>
    </style:style>
    <style:style style:name="T24" style:family="text">
      <style:text-properties officeooo:rsid="00b64744"/>
    </style:style>
    <style:style style:name="T25" style:family="text">
      <style:text-properties officeooo:rsid="00b91cf8"/>
    </style:style>
    <style:style style:name="T26" style:family="text">
      <style:text-properties officeooo:rsid="00c22e35"/>
    </style:style>
    <style:style style:name="T27" style:family="text">
      <style:text-properties officeooo:rsid="00c77ad5"/>
    </style:style>
    <style:style style:name="T28" style:family="text">
      <style:text-properties officeooo:rsid="00c9a289"/>
    </style:style>
    <style:style style:name="T29" style:family="text">
      <style:text-properties officeooo:rsid="00ca8e9d"/>
    </style:style>
    <style:style style:name="T30" style:family="text">
      <style:text-properties officeooo:rsid="00cc8170"/>
    </style:style>
    <style:style style:name="T31" style:family="text">
      <style:text-properties officeooo:rsid="00d15a89"/>
    </style:style>
    <style:style style:name="T32" style:family="text">
      <style:text-properties officeooo:rsid="00d51b0b"/>
    </style:style>
    <style:style style:name="T33" style:family="text">
      <style:text-properties officeooo:rsid="00d88c87"/>
    </style:style>
    <style:style style:name="T34" style:family="text">
      <style:text-properties officeooo:rsid="00e2b378"/>
    </style:style>
    <style:style style:name="T35" style:family="text">
      <style:text-properties officeooo:rsid="00e3a4e6"/>
    </style:style>
    <style:style style:name="T36" style:family="text">
      <style:text-properties officeooo:rsid="00e54424"/>
    </style:style>
    <style:style style:name="T37" style:family="text">
      <style:text-properties officeooo:rsid="00ebe241"/>
    </style:style>
    <style:style style:name="T38" style:family="text">
      <style:text-properties officeooo:rsid="00ef5f0c"/>
    </style:style>
    <style:style style:name="T39" style:family="text">
      <style:text-properties officeooo:rsid="00f2ad01"/>
    </style:style>
    <style:style style:name="T40" style:family="text">
      <style:text-properties officeooo:rsid="00f34254"/>
    </style:style>
    <style:style style:name="T41" style:family="text">
      <style:text-properties officeooo:rsid="00f4c542"/>
    </style:style>
    <style:style style:name="T42" style:family="text">
      <style:text-properties officeooo:rsid="00f6b34c"/>
    </style:style>
    <style:style style:name="T43" style:family="text">
      <style:text-properties officeooo:rsid="00f800b0"/>
    </style:style>
    <style:style style:name="T44" style:family="text">
      <style:text-properties officeooo:rsid="00f8e06b"/>
    </style:style>
    <style:style style:name="T45" style:family="text">
      <style:text-properties officeooo:rsid="00f94b7e"/>
    </style:style>
    <style:style style:name="T46" style:family="text">
      <style:text-properties officeooo:rsid="00fa6b1a"/>
    </style:style>
    <style:style style:name="T47" style:family="text">
      <style:text-properties officeooo:rsid="00fd4f0c"/>
    </style:style>
    <style:style style:name="T48" style:family="text">
      <style:text-properties officeooo:rsid="01002de2"/>
    </style:style>
    <style:style style:name="T49" style:family="text">
      <style:text-properties officeooo:rsid="010410f2"/>
    </style:style>
    <style:style style:name="T50" style:family="text">
      <style:text-properties officeooo:rsid="010c9a3f"/>
    </style:style>
    <style:style style:name="T51" style:family="text">
      <style:text-properties officeooo:rsid="01101004"/>
    </style:style>
    <style:style style:name="T52" style:family="text">
      <style:text-properties officeooo:rsid="0115cb0a"/>
    </style:style>
    <style:style style:name="T53" style:family="text">
      <style:text-properties officeooo:rsid="01194296"/>
    </style:style>
    <style:style style:name="T54" style:family="text">
      <style:text-properties officeooo:rsid="011bbc7a"/>
    </style:style>
    <style:style style:name="T55" style:family="text">
      <style:text-properties officeooo:rsid="0125b48c"/>
    </style:style>
    <style:style style:name="T56" style:family="text">
      <style:text-properties officeooo:rsid="012876ca"/>
    </style:style>
    <style:style style:name="T57" style:family="text">
      <style:text-properties officeooo:rsid="0128f255"/>
    </style:style>
    <style:style style:name="T58" style:family="text">
      <style:text-properties officeooo:rsid="012a85ed"/>
    </style:style>
    <style:style style:name="T59" style:family="text">
      <style:text-properties officeooo:rsid="012e62b5"/>
    </style:style>
    <style:style style:name="T60" style:family="text">
      <style:text-properties officeooo:rsid="01322874"/>
    </style:style>
    <style:style style:name="T61" style:family="text">
      <style:text-properties officeooo:rsid="0134fa5c"/>
    </style:style>
    <style:style style:name="T62" style:family="text">
      <style:text-properties officeooo:rsid="013aa57f"/>
    </style:style>
    <style:style style:name="T63" style:family="text">
      <style:text-properties officeooo:rsid="013d4b57"/>
    </style:style>
    <style:style style:name="T64" style:family="text">
      <style:text-properties officeooo:rsid="014426d7"/>
    </style:style>
    <style:style style:name="T65" style:family="text">
      <style:text-properties officeooo:rsid="01459f95"/>
    </style:style>
    <style:style style:name="T66" style:family="text">
      <style:text-properties officeooo:rsid="014cdc5f"/>
    </style:style>
    <style:style style:name="T67" style:family="text">
      <style:text-properties officeooo:rsid="014e8bfe"/>
    </style:style>
    <style:style style:name="T68" style:family="text">
      <style:text-properties officeooo:rsid="0150bff9"/>
    </style:style>
    <style:style style:name="T69" style:family="text">
      <style:text-properties officeooo:rsid="0153ce99"/>
    </style:style>
    <style:style style:name="T70" style:family="text">
      <style:text-properties officeooo:rsid="015c98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a database? </text:p>
      <text:p text:style-name="P1">What is a file in the context of a database?</text:p>
      <text:p text:style-name="P1">What is an instance in the context of a database? </text:p>
      <text:p text:style-name="P1">What is a database object?</text:p>
      <text:p text:style-name="P1">What is a database model? </text:p>
      <text:p text:style-name="P1">What is a Database Management System? </text:p>
      <text:p text:style-name="P1">What are the layers of data abstraction in a database management system, and why are they useful? </text:p>
      <text:p text:style-name="P1">What is a user view? </text:p>
      <text:p text:style-name="P1">What is the physical layer in the context of a database?</text:p>
      <text:p text:style-name="P1">What is the logical layer in the context of a database?</text:p>
      <text:p text:style-name="P1">What is the external layer? </text:p>
      <text:p text:style-name="P1">What does “Physical data independence” mean?</text:p>
      <text:p text:style-name="P1">What does “Logical Data Independence” mean? </text:p>
      <text:p text:style-name="P1">What is a database model? </text:p>
      <text:p text:style-name="P1">What does the relational model of databases mean? </text:p>
      <text:p text:style-name="P1">What is conceptual database design? </text:p>
      <text:p text:style-name="P1">What is an entity in the context of a database? </text:p>
      <text:p text:style-name="P1">What is an attribute in the context of a database?</text:p>
      <text:p text:style-name="P2">What are relationships in the context of databases? </text:p>
      <text:p text:style-name="P2">What does it mean for a relationship to be transferable? </text:p>
      <text:p text:style-name="P2">What kind of relation ships are there? </text:p>
      <text:p text:style-name="P2">What are their properties? </text:p>
      <text:p text:style-name="P2">How are they illustrated? </text:p>
      <text:p text:style-name="P3">What is an intersection table? </text:p>
      <text:p text:style-name="P3">What is a recursive relationship? </text:p>
      <text:p text:style-name="P3">What are business rules?<text:line-break/>What is logical database design? </text:p>
      <text:p text:style-name="P3">What is physical database design? </text:p>
      <text:p text:style-name="P3">What is a Table in the context of databases? </text:p>
      <text:p text:style-name="P3">What is a tablespace? </text:p>
      <text:p text:style-name="P3">What is a column in the context of databases? </text:p>
      <text:p text:style-name="P3">How do columns work <text:span text:style-name="T1">in the context of</text:span> databases? </text:p>
      <text:p text:style-name="P5">How do datatypes work in the context of <text:span text:style-name="T2">databases?</text:span></text:p>
      <text:p text:style-name="P4">How do columns ad data types work <text:span text:style-name="T2">together? </text:span></text:p>
      <text:p text:style-name="P6">What is a constraint in the context of a database? </text:p>
      <text:p text:style-name="P7">What is a primary key? </text:p>
      <text:p text:style-name="P7">What is a primary key constraint? </text:p>
      <text:p text:style-name="P8">What is a referential constraint? </text:p>
      <text:p text:style-name="P9">What is an integrity constraint? </text:p>
      <text:p text:style-name="P10">What is a NOT NULL constraint? </text:p>
      <text:p text:style-name="P11">What is a CHECK Contraint? </text:p>
      <text:p text:style-name="P11">What is a trigger? </text:p>
      <text:p text:style-name="P11">How can constraints be enforced using triggers? </text:p>
      <text:p text:style-name="P11">What is a view? </text:p>
      <text:p text:style-name="P12">What is SQL? </text:p>
      <text:p text:style-name="P13">What are the parts of an SQL statement? </text:p>
      <text:p text:style-name="P14">What is a catalog view? </text:p>
      <text:p text:style-name="P14">What is Toad for MySQL? </text:p>
      <text:p text:style-name="P14">What does the SELECT Statement do? </text:p>
      <text:p text:style-name="P14">What is the syntax of a SELECT Statement? </text:p>
      <text:p text:style-name="P15">What does the asterisk * operator do? </text:p>
      <text:p text:style-name="P16">How can the columns to be <text:span text:style-name="T3">displayed</text:span> be specified? </text:p>
      <text:p text:style-name="P17"><text:soft-page-break/>How can the ordering of the <text:span text:style-name="T4">results returned by a select statement be specifed? </text:span></text:p>
      <text:p text:style-name="P18">What <text:span text:style-name="T5">is the WHERE clause used for? </text:span></text:p>
      <text:p text:style-name="P19">What is the syntax for using the WHERE clause in a statement? </text:p>
      <text:p text:style-name="P20">What is the BETWEEN operator used for?</text:p>
      <text:p text:style-name="P21">What is the syntax for using the BETWEEN operator? </text:p>
      <text:p text:style-name="P22">What is the LIKE operator?</text:p>
      <text:p text:style-name="P22">What is the syntax for using the LIKE operator? </text:p>
      <text:p text:style-name="P23">How can conditions be compounded? </text:p>
      <text:p text:style-name="P24">What is a subquery? </text:p>
      <text:p text:style-name="P25">What is a correlated subquery? </text:p>
      <text:p text:style-name="P26">What is an inner query?</text:p>
      <text:p text:style-name="P26">What is an outer query? </text:p>
      <text:p text:style-name="P27">What is an inner join?</text:p>
      <text:p text:style-name="P27">When are inner joins useful? </text:p>
      <text:p text:style-name="P28">What does the syntax look like for an inner join? </text:p>
      <text:p text:style-name="P29">What is an outer join? </text:p>
      <text:p text:style-name="P30">What is the syntax for an outer join? </text:p>
      <text:p text:style-name="P31">What is a LEFT OUTER JOIN?</text:p>
      <text:p text:style-name="P31">What is RIGHT OUTER JOIN? </text:p>
      <text:p text:style-name="P32">What is a FULL OUTER JOIN?</text:p>
      <text:p text:style-name="P33">How can the WHERE clause be used to limit join results? </text:p>
      <text:p text:style-name="P34">What is a Self-Join? </text:p>
      <text:p text:style-name="P34">What is the syntax for a Self-Join?</text:p>
      <text:p text:style-name="P35">What is an aggregate function? </text:p>
      <text:p text:style-name="P36">How do aggregate functions work with GROUP BY? </text:p>
      <text:p text:style-name="P37">What is a transaction?</text:p>
      <text:p text:style-name="P37">What does the COMMIT command do?</text:p>
      <text:p text:style-name="P37">What does the ROLLBACK command do? </text:p>
      <text:p text:style-name="P38">What does the INSERT statement do? </text:p>
      <text:p text:style-name="P39">How does the VALUES clause work with the INSERT statement?</text:p>
      <text:p text:style-name="P40">How <text:span text:style-name="T6">does INSERT work with subqueries? </text:span></text:p>
      <text:p text:style-name="P42"><text:span text:style-name="T8">What</text:span> does the UPDATE statement <text:span text:style-name="T8">do</text:span>?</text:p>
      <text:p text:style-name="P41">What does the UPDATE <text:span text:style-name="T7">statement work? </text:span></text:p>
      <text:p text:style-name="P43">What does the DELETE statement do? </text:p>
      <text:p text:style-name="P43">How does the DELETE statement work?</text:p>
      <text:p text:style-name="P44">What does the CREATE TABLE statement do?</text:p>
      <text:p text:style-name="P45">How does the CREATE TABLE statement work?</text:p>
      <text:p text:style-name="P46">What does the ALTER TABLE statement do?</text:p>
      <text:p text:style-name="P46">How does the ALTER TABLE <text:span text:style-name="T9">statement work?</text:span></text:p>
      <text:p text:style-name="P47">How does Primary Key constraint work?</text:p>
      <text:p text:style-name="P48">What is a UNIQUE CONSTRAINT? </text:p>
      <text:p text:style-name="P48">How does a UNIQUE CONSTRAINT work?</text:p>
      <text:p text:style-name="P49">What does the CREATE VIEW <text:span text:style-name="T10">s</text:span>tatement do? </text:p>
      <text:p text:style-name="P50">How does the CREATE VIEW statement work?</text:p>
      <text:p text:style-name="P51">What does the <text:span text:style-name="T11">CREATE INDEX statement do? </text:span></text:p>
      <text:p text:style-name="P52">How does the CREATE INDEX statement <text:span text:style-name="T12">work?</text:span></text:p>
      <text:p text:style-name="P53">What does <text:span text:style-name="T13">the DROP statement do?</text:span></text:p>
      <text:p text:style-name="P54">How does the <text:span text:style-name="T14">DROP statement work? </text:span></text:p>
      <text:p text:style-name="P55">What is a database privilege? </text:p>
      <text:p text:style-name="P56">What kinds of database privileges are available? </text:p>
      <text:p text:style-name="P57">What does the GRANT statement <text:span text:style-name="T15">do? </text:span></text:p>
      <text:p text:style-name="P58">How does the <text:span text:style-name="T16">GRANT statement work?</text:span></text:p>
      <text:p text:style-name="P59"><text:soft-page-break/>What does the REVOKE statement do? </text:p>
      <text:p text:style-name="P60">How does the REVOKE statement work?</text:p>
      <text:p text:style-name="P61">What is the system development life cycle? </text:p>
      <text:p text:style-name="P62">How does the planning phase work?</text:p>
      <text:p text:style-name="P63">What is requirements Gatherin<text:span text:style-name="T17">g</text:span>?</text:p>
      <text:p text:style-name="P64">What is Conceptual Design?</text:p>
      <text:p text:style-name="P64">What is Logical Design? </text:p>
      <text:p text:style-name="P65">What is normalization? </text:p>
      <text:p text:style-name="P66">What is physical design? </text:p>
      <text:p text:style-name="P67">What is construction? </text:p>
      <text:p text:style-name="P68">What is prototyping?</text:p>
      <text:p text:style-name="P69">What is Joint Application Design? </text:p>
      <text:p text:style-name="P70">What is Rapid Application Development? </text:p>
      <text:p text:style-name="P71">What is Agile Software Development?</text:p>
      <text:p text:style-name="P72">What is Normalization? </text:p>
      <text:p text:style-name="P73">Why is Normalization needed? </text:p>
      <text:p text:style-name="P74">What is an insert anomaly? </text:p>
      <text:p text:style-name="P75">What is a delete anomaly?</text:p>
      <text:p text:style-name="P76">What is an update anomaly?</text:p>
      <text:p text:style-name="P77">How is a primary key chosen? </text:p>
      <text:p text:style-name="P78">What is a surrogate <text:span text:style-name="T18">identifier? </text:span></text:p>
      <text:p text:style-name="P79">What is a candidate identifier?</text:p>
      <text:p text:style-name="P80">What is the first normal form?</text:p>
      <text:p text:style-name="P81">When is a relation said to be in the first normal form?</text:p>
      <text:p text:style-name="P82">What is the process of normalizing <text:span text:style-name="T19">a database to comply with the first normal form?</text:span></text:p>
      <text:p text:style-name="P83">What is the second normal form? </text:p>
      <text:p text:style-name="P84">What is a functional <text:span text:style-name="T20">dependency? </text:span></text:p>
      <text:p text:style-name="P85">When is a <text:span text:style-name="T21">relation said to be in the second normal form?</text:span></text:p>
      <text:p text:style-name="P86">How is <text:span text:style-name="T22">a database brought into the second normal form?</text:span></text:p>
      <text:p text:style-name="P87">What is the third normal form? </text:p>
      <text:p text:style-name="P88">Wh<text:span text:style-name="T23">en is a relation said to be in the third normal form?</text:span></text:p>
      <text:p text:style-name="P89">How is a relation brought into the third normal form? </text:p>
      <text:p text:style-name="P90">What is the Bayce-Codd Normal form? </text:p>
      <text:p text:style-name="P91">What is the Fourth Normal Form? </text:p>
      <text:p text:style-name="P92">What is the Fifth Normal Form? </text:p>
      <text:p text:style-name="P93">What is the Domain-Key Normal Form? </text:p>
      <text:p text:style-name="P94">What is Denormalization? </text:p>
      <text:p text:style-name="P95">What is <text:span text:style-name="T24">Entity Relationship Modeling? </text:span></text:p>
      <text:p text:style-name="P96">What rules are the <text:span text:style-name="T25">common elements in all ERD formats? </text:span></text:p>
      <text:p text:style-name="P97">What is Chen’s Format? </text:p>
      <text:p text:style-name="P98">What is the Relational <text:span text:style-name="T26">Format?</text:span></text:p>
      <text:p text:style-name="P99">What is the Information Engineering Format? </text:p>
      <text:p text:style-name="P100">What is the IDEF1X Format?</text:p>
      <text:p text:style-name="P101">How <text:span text:style-name="T27">can Entity Relationship Modeling be done with UML?</text:span></text:p>
      <text:p text:style-name="P102">In UML models <text:span text:style-name="T28">what is an aggregation? </text:span></text:p>
      <text:p text:style-name="P103">What is a <text:span text:style-name="T29">supertype?</text:span></text:p>
      <text:p text:style-name="P104">What is a <text:span text:style-name="T30">subtype?</text:span></text:p>
      <text:p text:style-name="P105">What is a type discriminator?</text:p>
      <text:p text:style-name="P106">What guidelines are there for drawing <text:span text:style-name="T31">Entity Relation Diagrams? </text:span></text:p>
      <text:p text:style-name="P107">What are Process Models? </text:p>
      <text:p text:style-name="P108">What is the flowchart? </text:p>
      <text:p text:style-name="P109">What is a function <text:span text:style-name="T32">hierarchy diagram? </text:span></text:p>
      <text:p text:style-name="P110"><text:soft-page-break/>What is a Swim Lane Diagram? </text:p>
      <text:p text:style-name="P111">What is a Data Flow Diagram? </text:p>
      <text:p text:style-name="P112">How can Processes <text:span text:style-name="T33">be modeled with UML? </text:span></text:p>
      <text:p text:style-name="P113">How can entities and processes be related? </text:p>
      <text:p text:style-name="P114">How can tables be designed? </text:p>
      <text:p text:style-name="P115">What is partitioning? </text:p>
      <text:p text:style-name="P116">How can Supertypes and subtypes be implemented? </text:p>
      <text:p text:style-name="P117">What are Naming Conventions? </text:p>
      <text:p text:style-name="P118">What <text:span text:style-name="T34">n</text:span>aming <text:span text:style-name="T34">c</text:span>onventions are there for <text:span text:style-name="T36">tables? </text:span></text:p>
      <text:p text:style-name="P119">What naming conventions <text:span text:style-name="T35">are there for columns? </text:span></text:p>
      <text:p text:style-name="P120">What naming conventions are there for <text:span text:style-name="T37">constraints? </text:span></text:p>
      <text:p text:style-name="P121">What naming conventions <text:span text:style-name="T37">are there for indexes?</text:span></text:p>
      <text:p text:style-name="P122">What naming conventions are there for <text:span text:style-name="T38">views? </text:span></text:p>
      <text:p text:style-name="P123">How can business rules and data integrity be integrated? </text:p>
      <text:p text:style-name="P124">What is a database constraint? </text:p>
      <text:p text:style-name="P125"><text:span text:style-name="T39">How can </text:span>NOT NULL Constraints <text:span text:style-name="T39">be integrated? </text:span></text:p>
      <text:p text:style-name="P126"><text:span text:style-name="T40">How can </text:span>Primary Key Constraints <text:span text:style-name="T40">be integrated? </text:span></text:p>
      <text:p text:style-name="P127"><text:span text:style-name="T41">How can </text:span>Referential (Foreign Key) Constraints <text:span text:style-name="T42">be integrated? </text:span></text:p>
      <text:p text:style-name="P128"><text:span text:style-name="T43">How can </text:span>Unique Constraints <text:span text:style-name="T44">be integrated? </text:span></text:p>
      <text:p text:style-name="P129"><text:span text:style-name="T45">How can </text:span>Check Constraints <text:span text:style-name="T45">be integrated? </text:span></text:p>
      <text:p text:style-name="P130"><text:span text:style-name="T46">How can </text:span>Data Types, Precision, and Scale <text:span text:style-name="T46">be integrated? </text:span></text:p>
      <text:p text:style-name="P131"><text:span text:style-name="T47">How can </text:span>Triggers <text:span text:style-name="T47">be integrated? </text:span></text:p>
      <text:p text:style-name="P132">How can Views be designed? </text:p>
      <text:p text:style-name="P133">How can <text:span text:style-name="T48">indexes be added for performance? </text:span></text:p>
      <text:p text:style-name="P134">What are deployment <text:span text:style-name="T49">models? </text:span></text:p>
      <text:p text:style-name="P135">What is the centralized model? </text:p>
      <text:p text:style-name="P136">What is the distributed model? </text:p>
      <text:p text:style-name="P137">What is the client/server model? </text:p>
      <text:p text:style-name="P138">What is the Two-Tier Client/Server Model?</text:p>
      <text:p text:style-name="P139">What is the Third-Tier <text:span text:style-name="T50">Client/Server Model? </text:span></text:p>
      <text:p text:style-name="P140">What is the N-Tier Client/Server Model?</text:p>
      <text:p text:style-name="P141">What is ODBC? </text:p>
      <text:p text:style-name="P142">How is ODBC useful <text:span text:style-name="T51">for connecting databases? </text:span></text:p>
      <text:p text:style-name="P143">What is JDBC? </text:p>
      <text:p text:style-name="P144">What is JSQL? </text:p>
      <text:p text:style-name="P145">What is <text:span text:style-name="T52">middleware? </text:span></text:p>
      <text:p text:style-name="P146">Why is security <text:span text:style-name="T53">Necessary for databases? </text:span></text:p>
      <text:p text:style-name="P147">What <text:span text:style-name="T54">physical security measures are available for databases? </text:span></text:p>
      <text:p text:style-name="P148">What network security measures <text:span text:style-name="T55">are available for databases? </text:span></text:p>
      <text:p text:style-name="P149">How does MySQL <text:span text:style-name="T56">implement database security?</text:span></text:p>
      <text:p text:style-name="P150">How does MsSQL and <text:span text:style-name="T57">Sybase implement database security?</text:span></text:p>
      <text:p text:style-name="P151">How does <text:span text:style-name="T58">Oracle implement database security?</text:span></text:p>
      <text:p text:style-name="P152">How <text:span text:style-name="T59">do Schema Owner Accounts work? </text:span></text:p>
      <text:p text:style-name="P153">What is a Role? </text:p>
      <text:p text:style-name="P154">How can Views be <text:span text:style-name="T60">used to secure a database? </text:span></text:p>
      <text:p text:style-name="P155">What is a <text:span text:style-name="T61">result set? </text:span></text:p>
      <text:p text:style-name="P156">What is a cursor? </text:p>
      <text:p text:style-name="P157">What is a transaction? </text:p>
      <text:p text:style-name="P158">What <text:span text:style-name="T62">does the ACID acronym mean? </text:span></text:p>
      <text:p text:style-name="P159">How does MySQL <text:span text:style-name="T63">support transactions?</text:span></text:p>
      <text:p text:style-name="P160">How does MsSQL support transactions?</text:p>
      <text:p text:style-name="P161">How does Oracle support transactions?</text:p>
      <text:p text:style-name="P162"><text:soft-page-break/>How do Locking and Transaction Deadlock work?</text:p>
      <text:p text:style-name="P163">What is the <text:span text:style-name="T64">concurrent</text:span> update problem?</text:p>
      <text:p text:style-name="P164">What is <text:span text:style-name="T65">a lock? </text:span></text:p>
      <text:p text:style-name="P165">What is a deadlock?</text:p>
      <text:p text:style-name="P166">What is a query execution <text:span text:style-name="T66">plan? </text:span></text:p>
      <text:p text:style-name="P167">What is change control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9:05:54.304715265</meta:creation-date>
    <dc:date>2017-09-05T09:25:08.318073086</dc:date>
    <meta:editing-duration>PT13H46M28S</meta:editing-duration>
    <meta:editing-cycles>274</meta:editing-cycles>
    <meta:generator>LibreOffice/5.3.1.2$Linux_X86_64 LibreOffice_project/30m0$Build-2</meta:generator>
    <meta:document-statistic meta:table-count="0" meta:image-count="0" meta:object-count="0" meta:page-count="5" meta:paragraph-count="213" meta:word-count="1342" meta:character-count="7781" meta:non-whitespace-character-count="6502"/>
  </office:meta>
</office:document-meta>
</file>